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 fo:text-align="center"/>
    </style:style>
    <style:style style:name="P2" style:parent-style-name="Normal" style:family="paragraph">
      <style:text-properties style:font-name="Arial" style:font-name-complex="Arial" fo:font-size="12pt" style:font-size-asian="12pt" style:font-size-complex="12pt"/>
    </style:style>
    <style:style style:name="P3" style:parent-style-name="Listeafsnit" style:list-style-name="LFO1" style:family="paragraph"/>
    <style:style style:name="T4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6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8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9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0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1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2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3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4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5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16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P18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19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0" style:parent-style-name="Listeafsnit" style:list-style-name="LFO1" style:family="paragraph">
      <style:text-properties style:font-name="Arial" style:font-name-complex="Arial" fo:font-size="12pt" style:font-size-asian="12pt" style:font-size-complex="12pt"/>
    </style:style>
    <style:style style:name="P21" style:parent-style-name="Listeafsnit" style:list-style-name="LFO1" style:family="paragraph"/>
    <style:style style:name="T22" style:parent-style-name="Standardskrifttypeiafsnit" style:family="text">
      <style:text-properties style:font-name="Arial" style:font-name-complex="Arial" fo:font-size="12pt" style:font-size-asian="12pt" style:font-size-complex="12pt"/>
    </style:style>
    <style:style style:name="T23" style:parent-style-name="Standardskrifttypeiafsni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4" style:parent-style-name="Standardskrifttypeiafsnit" style:family="text">
      <style:text-properties style:font-name="Arial" style:font-name-complex="Arial" fo:font-size="12pt" style:font-size-asian="12pt" style:font-size-complex="12pt"/>
    </style:style>
  </office:automatic-styles>
  <office:body>
    <office:text text:use-soft-page-breaks="true">
      <text:p text:style-name="P1">Log 2012-02-17</text:p>
      <text:p text:style-name="P2">Deltagere fremmødt: Sam, René, Søren, Nicolaj, Cong, Michael, Yusuf<text:line-break/>Digitalt fremmødt: Ingen<text:line-break/>Ikke fremmødt: Ingen</text:p>
      <text:list text:style-name="LFO1" text:continue-numbering="true">
        <text:list-item>
          <text:p text:style-name="P3"><text:span text:style-name="T4">Forskellige typer af værktøjer forslås til SCRUM</text:span><text:span text:style-name="T5"><text:line-break/>- SCRUMY</text:span><text:span text:style-name="T6"><text:line-break/>- Kunagi (selv-host, men gratis)</text:span><text:span text:style-name="T7">;<text:s/></text:span><text:span text:style-name="T8">Michael hoster</text:span><text:span text:style-name="T9"><text:line-break/>- AgileWrap (de hoster, gratis, ellers 10 $)</text:span><text:span text:style-name="T10"><text:line-break/>- SCRUMWorks (selv-host, gratis)</text:span><text:span text:style-name="T11">;<text:s/></text:span><text:span text:style-name="T12">Søren hoster</text:span><text:span text:style-name="T13"><text:line-break/>-<text:s/></text:span><text:span text:style-name="T14">IceSCRUM (selv-host, gratis for 10 personer eller mindre)</text:span><text:span text:style-name="T15">;<text:s/></text:span><text:span text:style-name="T16">Nicolaj hoster</text:span><text:span text:style-name="T17"><text:line-break/>- PangoSCRUM (de hoster, gratis)</text:span></text:p>
        </text:list-item>
        <text:list-item>
          <text:p text:style-name="P18">De, der hoster<text:s/>(Michael, Søren og Nicolaj), skal huske at sende meddelelse om, at de skal oprette bruger eller ej.<text:s/></text:p>
        </text:list-item>
        <text:list-item>
          <text:p text:style-name="P19">Folk skal have læst dokumentationerne igennem, således der kan opbygges en database til projektet. Database-arbejdet planlægges til næste gang.<text:s/></text:p>
        </text:list-item>
        <text:list-item>
          <text:p text:style-name="P20">Søren vil sende en invitation ang. GitHub, så dette kan prøves ud.<text:s/></text:p>
        </text:list-item>
        <text:list-item>
          <text:p text:style-name="P21"><text:span text:style-name="T22">Næste møde sættes til<text:s/></text:span><text:span text:style-name="T23">mandag d. 20-02-2012 kl. 10.15</text:span><text:span text:style-name="T24">, hvor der uddelegeres opgaver, samt skal folk have set på arbejdskontrakten.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Times New Roman" fo:hyphenate="false"/>
    </style:style>
    <style:style style:name="Standardskrifttypeiafsnit" style:display-name="Standardskrifttype i afsnit" style:family="text"/>
    <style:style style:name="Titel" style:display-name="Titel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TitelTegn" style:display-name="Titel Tegn" style:family="text" style:parent-style-name="Standardskrifttypeiafsni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am Luu Tong</meta:initial-creator>
    <dc:creator>Sam Luu Tong</dc:creator>
    <meta:creation-date>2012-02-17T10:01:00Z</meta:creation-date>
    <dc:date>2012-02-17T10:49:00Z</dc:date>
    <meta:template xlink:href="Normal" xlink:type="simple"/>
    <meta:editing-cycles>3</meta:editing-cycles>
    <meta:editing-duration>PT2880S</meta:editing-duration>
    <meta:document-statistic meta:page-count="1" meta:paragraph-count="1" meta:word-count="126" meta:character-count="896" meta:row-count="6" meta:non-whitespace-character-count="771"/>
  </office:meta>
</office:document-meta>
</file>